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Elementos</text:p>
          </table:table-cell>
          <table:table-cell table:style-name="ce1" office:value-type="string" calcext:value-type="string">
            <text:p>Erro</text:p>
          </table:table-cell>
          <table:table-cell table:style-name="ce7" office:value-type="string" calcext:value-type="string">
            <text:p>Razã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3701" calcext:value-type="float">
            <text:p>0,233701</text:p>
          </table:table-cell>
          <table:table-cell/>
        </table:table-row>
        <table:table-row table:style-name="ro1">
          <table:table-cell table:formula="of:=[.A2]*4" office:value-type="float" office:value="32" calcext:value-type="float">
            <text:p>32</text:p>
          </table:table-cell>
          <table:table-cell office:value-type="float" office:value="0.0530293" calcext:value-type="float">
            <text:p>0,0530293</text:p>
          </table:table-cell>
          <table:table-cell table:formula="of:=IMDIV([.B2];[.B3])" office:value-type="string" office:string-value="4,40701649842634" calcext:value-type="string">
            <text:p>4,40701649842634</text:p>
          </table:table-cell>
        </table:table-row>
        <table:table-row table:style-name="ro1">
          <table:table-cell table:formula="of:=[.A3]*4" office:value-type="float" office:value="128" calcext:value-type="float">
            <text:p>128</text:p>
          </table:table-cell>
          <table:table-cell office:value-type="float" office:value="0.0129507" calcext:value-type="float">
            <text:p>0,0129507</text:p>
          </table:table-cell>
          <table:table-cell table:formula="of:=IMDIV([.B3];[.B4])" office:value-type="string" office:string-value="4,09470530550472" calcext:value-type="string">
            <text:p>4,09470530550472</text:p>
          </table:table-cell>
        </table:table-row>
        <table:table-row table:style-name="ro1">
          <table:table-cell table:formula="of:=[.A4]*4" office:value-type="float" office:value="512" calcext:value-type="float">
            <text:p>512</text:p>
          </table:table-cell>
          <table:table-cell office:value-type="float" office:value="0.00321897" calcext:value-type="float">
            <text:p>0,00321897</text:p>
          </table:table-cell>
          <table:table-cell table:formula="of:=IMDIV([.B4];[.B5])" office:value-type="string" office:string-value="4,02324345986449" calcext:value-type="string">
            <text:p>4,02324345986449</text:p>
          </table:table-cell>
        </table:table-row>
        <table:table-row table:style-name="ro1">
          <table:table-cell table:formula="of:=[.A5]*4" office:value-type="float" office:value="2048" calcext:value-type="float">
            <text:p>2048</text:p>
          </table:table-cell>
          <table:table-cell office:value-type="float" office:value="0.000803564" calcext:value-type="float">
            <text:p>0,000803564</text:p>
          </table:table-cell>
          <table:table-cell table:formula="of:=IMDIV([.B5];[.B6])" office:value-type="string" office:string-value="4,0058663653424" calcext:value-type="string">
            <text:p>4,0058663653424</text:p>
          </table:table-cell>
        </table:table-row>
        <table:table-row table:style-name="ro1">
          <table:table-cell table:formula="of:=[.A6]*4" office:value-type="float" office:value="8192" calcext:value-type="float">
            <text:p>8192</text:p>
          </table:table-cell>
          <table:table-cell office:value-type="float" office:value="0.00020081" calcext:value-type="float">
            <text:p>0,00020081</text:p>
          </table:table-cell>
          <table:table-cell table:formula="of:=IMDIV([.B6];[.B7])" office:value-type="string" office:string-value="4,00161346546487" calcext:value-type="string">
            <text:p>4,00161346546487</text:p>
          </table:table-cell>
        </table:table-row>
        <table:table-row table:style-name="ro1">
          <table:table-cell table:formula="of:=[.A7]*4" office:value-type="float" office:value="32768" calcext:value-type="float">
            <text:p>32768</text:p>
          </table:table-cell>
          <table:table-cell table:style-name="ce3" office:value-type="float" office:value="0.0000502013" calcext:value-type="float">
            <text:p>5,02E-05</text:p>
          </table:table-cell>
          <table:table-cell table:formula="of:=IMDIV([.B7];[.B8])" office:value-type="string" office:string-value="4,00009561505379" calcext:value-type="string">
            <text:p>4,00009561505379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2:18:15.061158110</meta:creation-date>
    <dc:date>2023-10-15T18:21:17.057070999</dc:date>
    <meta:editing-duration>PT44M8S</meta:editing-duration>
    <meta:editing-cycles>3</meta:editing-cycles>
    <meta:generator>LibreOffice/7.3.7.2$Linux_X86_64 LibreOffice_project/30$Build-2</meta:generator>
    <meta:document-statistic meta:table-count="1" meta:cell-count="23" meta:object-count="0"/>
  </office:meta>
</office:document-meta>
</file>